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7af5"/>
    </style:style>
    <style:style style:name="P2" style:family="paragraph" style:parent-style-name="Text_20_body" style:list-style-name="L1">
      <style:text-properties officeooo:paragraph-rsid="001a7af5"/>
    </style:style>
    <style:style style:name="P3" style:family="paragraph" style:parent-style-name="Text_20_body">
      <style:text-properties officeooo:rsid="001b4d4d" officeooo:paragraph-rsid="001b4d4d"/>
    </style:style>
    <style:style style:name="P4" style:family="paragraph" style:parent-style-name="Text_20_body" style:list-style-name="L4">
      <style:text-properties officeooo:rsid="001b4d4d" officeooo:paragraph-rsid="001b4d4d"/>
    </style:style>
    <style:style style:name="P5" style:family="paragraph" style:parent-style-name="Heading_20_2"/>
    <style:style style:name="P6" style:family="paragraph" style:parent-style-name="Heading_20_2">
      <style:text-properties officeooo:rsid="001cce4b" officeooo:paragraph-rsid="001cce4b"/>
    </style:style>
    <style:style style:name="P7" style:family="paragraph" style:parent-style-name="Heading_20_1">
      <style:text-properties officeooo:rsid="001a7af5" officeooo:paragraph-rsid="001a7af5"/>
    </style:style>
    <style:style style:name="P8" style:family="paragraph" style:parent-style-name="Subtitle">
      <style:text-properties officeooo:paragraph-rsid="001a7af5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3aaaf"/>
    </style:style>
    <style:style style:name="T3" style:family="text">
      <style:text-properties fo:language="pt" fo:country="BR" officeooo:rsid="001a7af5"/>
    </style:style>
    <style:style style:name="T4" style:family="text">
      <style:text-properties fo:language="pt" fo:country="BR" officeooo:rsid="001ee35b"/>
    </style:style>
    <style:style style:name="T5" style:family="text">
      <style:text-properties fo:language="pt" fo:country="BR" officeooo:rsid="001b4d4d"/>
    </style:style>
    <style:style style:name="T6" style:family="text">
      <style:text-properties officeooo:rsid="001a7af5"/>
    </style:style>
    <style:style style:name="T7" style:family="text">
      <style:text-properties officeooo:rsid="001ee35b"/>
    </style:style>
    <style:style style:name="T8" style:family="text">
      <style:text-properties officeooo:rsid="001874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R</text:span><text:span text:style-name="T1">TAI</text:span></text:p>
      <text:p text:style-name="P8"><text:span text:style-name="T6">Conceitos, funcionamento, istalação e testes</text:span></text:p>
      <text:p text:style-name="P1"><text:span text:style-name="T2"/></text:p>
      <text:h text:style-name="P7" text:outline-level="1"><text:span text:style-name="T2">S</text:span><text:span text:style-name="T1">obre o RTAI</text:span></text:h>
      <text:list xml:id="list1911572572737405222" text:style-name="L1">
        <text:list-header>
          <text:p text:style-name="P2">Bibliográfia:</text:p>
          <text:list>
            <text:list-item>
              <text:p text:style-name="P2"><text:span text:style-name="T2">[</text:span><text:span text:style-name="T3">1</text:span><text:span text:style-name="T2"> – 14092017] </text:span><text:span text:style-name="T1">RTAI: a Beginner's Guide, </text:span><text:a xlink:type="simple" xlink:href="https://www.rtai.org/?Documentation___Articles___RTAI%3A_a_Beginner%27s_Guide" text:style-name="Internet_20_link" text:visited-style-name="Visited_20_Internet_20_Link">https://www.rtai.org/?Documentation___Articles___RTAI%3A_a_Beginner%27s_Guide</text:a><text:span text:style-name="T2">, acessado em 14/09/2017</text:span></text:p>
            </text:list-item>
          </text:list>
        </text:list-header>
      </text:list>
      <text:p text:style-name="Text_20_body"><text:span text:style-name="T3"/></text:p>
      <text:h text:style-name="Heading_20_2" text:outline-level="2">O que é o RTAI? <text:span text:style-name="T6">[1]</text:span></text:h>
      <text:p text:style-name="P1"><text:tab/><text:span text:style-name="T8">RTAI é o acrônimo de Real Time Application Interface. RTAI não é um sistema operacional de tempo real, como QNX ou Vxworks, mas sim um conjunto de alterações (patch) e bibliotecas capazes de tornar um kernel linux totalmente previsível.</text:span></text:p>
      <text:p text:style-name="P1"><text:tab/><text:span text:style-name="T8">Linux é um sistema operacional construído para atender a aplicações de propósito geral e por isso escalona suas tarefas de maneira que estas tenham uma boa performance média. Possui, assim como outros sistemas operacionais, uma gama de serviços sofisticados em alto nível como: uma camada de gerenciamento de hardware e diferentes tipos de escalonamento que lidam com a ativação, prioridade e comunicação dos processos.</text:span></text:p>
      <text:p text:style-name="P1"><text:tab/><text:span text:style-name="T7">Linux sofre de falta de suporte a execução de tarefas de tempo real. Para obter tais recursos é necessário fazer algumas alterações no kernel, mais especificamente nas politicas de gerenciamento de interrupções e escalonamento de processos. Com estas mudanças é possível ter um sistema que atenda aos requisitos das tarefas de tempo real, com baixa latência e previsibilidade.</text:span></text:p>
      <text:p text:style-name="P1"><text:span text:style-name="T3"><text:tab/></text:span><text:span text:style-name="T4">RTAI oferece os mesmos serviços do núcleo do kernel linux com a adição de recursos de tempo real, comparáveis aos principais sistemas operacionais de tempo real. </text:span></text:p>
      <text:p text:style-name="P1"><text:span text:style-name="T4"/></text:p>
      <text:h text:style-name="Heading_20_1" text:outline-level="1"><text:span text:style-name="T4">I</text:span><text:span text:style-name="T1">nstalação do RTAI</text:span></text:h>
      <text:p text:style-name="Text_20_body"><text:span text:style-name="T1"><text:tab/></text:span><text:span text:style-name="T5">Bibliografia:</text:span></text:p>
      <text:list xml:id="list3820192561208018436" text:style-name="L4">
        <text:list-item>
          <text:list>
            <text:list-item>
              <text:p text:style-name="P4"><text:span text:style-name="T1">[2 – 11092017] </text:span><text:a xlink:type="simple" xlink:href="https://www.rtai.org/userfiles/downloads/RTAILAB/RTAI-TARGET-HOWTO.txt" text:style-name="Internet_20_link" text:visited-style-name="Visited_20_Internet_20_Link">https://www.rtai.org/userfiles/downloads/RTAILAB/RTAI-TARGET-HOWTO.txt</text:a><text:span text:style-name="T1">, acessado em 11/09/2017</text:span></text:p>
            </text:list-item>
          </text:list>
        </text:list-item>
      </text:list>
      <text:p text:style-name="P3"><text:span text:style-name="T1"/></text:p>
      <text:h text:style-name="Heading_20_2" text:outline-level="2">Preparação do sistema</text:h>
      <text:h text:style-name="P6" text:outline-level="2">Alterando, configurando <text:s/>e compilando o kernel</text:h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0S</meta:editing-duration>
    <meta:editing-cycles>5</meta:editing-cycles>
    <meta:generator>LibreOffice/5.1.1.3$Windows_X86_64 LibreOffice_project/89f508ef3ecebd2cfb8e1def0f0ba9a803b88a6d</meta:generator>
    <dc:date>2017-10-17T06:05:57.518000000</dc:date>
    <meta:document-statistic meta:table-count="0" meta:image-count="0" meta:object-count="0" meta:page-count="1" meta:paragraph-count="15" meta:word-count="240" meta:character-count="1653" meta:non-whitespace-character-count="1427"/>
    <meta:user-defined meta:name="Info 1"/>
    <meta:user-defined meta:name="Info 2"/>
    <meta:user-defined meta:name="Info 3"/>
    <meta:user-defined meta:name="Info 4"/>
  </office:meta>
</office:document-meta>
</file>